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fo:font-family="'Arial Black'" style:font-family-asian="'Arial Black'" style:font-family-complex="'Arial Black'" fo:background-color="transparent" style:use-window-font-color="true"/>
    </style:style>
    <style:style style:name="T2" style:family="text">
      <style:text-properties fo:font-size="18.00pt" fo:font-weight="bold" fo:font-family="'Bahnschrift SemiBold'" style:font-family-asian="'Bahnschrift SemiBold'" style:font-family-complex="'Bahnschrift SemiBold'" fo:background-color="transparent" style:use-window-font-color="true"/>
    </style:style>
    <style:style style:name="T3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8.00pt" fo:font-weight="bold" fo:font-family="'Arial Black'" style:font-family-asian="'Arial Black'" style:font-family-complex="'Arial Black'" fo:background-color="transparent" style:use-window-font-color="true"/>
    </style:style>
    <style:style style:name="T6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Team Budget Planner.</text:span></text:p>
      <text:p text:style-name="P1"><text:span text:style-name="T1"/></text:p>
      <text:p text:style-name="P1"><text:span text:style-name="T2">Project objective&amp; Background:</text:span></text:p>
      <text:p text:style-name="P1"><text:span text:style-name="T3">As a developer, write a program using JavaScript to decide the budget of a specific team.As a developer, I am assigned to a project.<text:s text:c="2"/>i need to develop a website where program managers of a specific team will add details of professional deals they want to have with vendors. The finance team will check expenses of those teams and will decide their annual budget.</text:span></text:p>
      <text:p text:style-name="P2"><text:span text:style-name="T4"/></text:p>
      <text:p text:style-name="P2"><text:span text:style-name="T5">Developer details</text:span><text:span text:style-name="T6">:</text:span><text:span text:style-name="T7"/></text:p>
      <text:p text:style-name="P3"><text:span text:style-name="T7">Name :Ranjeeta</text:span></text:p>
      <text:p text:style-name="P3"><text:span text:style-name="T7">github link:https://github.com/ranjeeta-jamadar/Budget-Plan.git</text:span></text:p>
      <text:p text:style-name="P3"><text:span text:style-name="T7">I have built an website using Html and Bootstrap&amp; javascript to bulid the website.i have added expense list,category,date ,amount .The tools i have used are Html,Bootstrap,Javascript</text:span></text:p>
      <text:p text:style-name="P3"><text:span text:style-name="T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